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cc1" officeooo:paragraph-rsid="00147cc1"/>
    </style:style>
    <style:style style:name="P2" style:family="paragraph" style:parent-style-name="Text_20_body">
      <style:text-properties fo:font-size="12pt" officeooo:paragraph-rsid="00147cc1" style:font-size-asian="12pt" style:font-size-complex="12pt"/>
    </style:style>
    <style:style style:name="P3" style:family="paragraph" style:parent-style-name="Text_20_body">
      <style:text-properties officeooo:rsid="001f3442" officeooo:paragraph-rsid="00147cc1"/>
    </style:style>
    <style:style style:name="P4" style:family="paragraph" style:parent-style-name="Text_20_body">
      <style:text-properties officeooo:paragraph-rsid="00147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es un agente programador profesional en python con años de experiencia en el desarrollo de aplicaciones para trading de criptomonedas y necesito tu ayuda.</text:p>
      <text:p text:style-name="P1"/>
      <text:p text:style-name="P1">Actualmente estamos desarrollando un backtesting app para el entrenamiento de los traders de criptomonedas y necesito completar su desarrollo en esta sesión. Analiza a profundidad la documentación en la carpeta del proyecto y dame un diagnóstico profesional sobre su estado en este momento.</text:p>
      <text:p text:style-name="P1"/>
      <text:p text:style-name="P1">Tenemos un problema que durante varios días no hemos podido solucionar: la perspectiva que tiene el usuario del gráfico de precio es muy limitada y la aplicación no permite hacer zoom out para ver con una visión más amplia el comportamiento pasado y futuro de la misma. Hemos tratado con la rueda del mouse + ctrl hacer el zoom out (que debería ser sencillo de hacer) pero no funciona.</text:p>
      <text:p text:style-name="P1"/>
      <text:p text:style-name="P1">Queremos que trabaje como trading view. Una vez que hayamos solucionado este tema, pasaremos hacia otras partes del desarrollo que te comentaré en su momento.</text:p>
      <text:p text:style-name="P1"/>
      <text:p text:style-name="P2">Es importante que pienses muy bien sobre las causas y soluciones. </text:p>
      <text:p text:style-name="P3">Antes de codificar dame un diagnóstico profesional con 3 soluciones viables y efectivas para poder tomar una decisión para avanzar.</text:p>
      <text:p text:style-name="P4">Las reglas de este proyecto son:</text:p>
      <text:p text:style-name="P4">1. hacer todo el trabajo con completa autonomía sin preguntarme. Sólo entrégame el código desarrollado completo y no escribas nada del código en el chat hasta que ya esté listo para poder ahorrar en cuanto al consumo porque se gasta muy rápido.</text:p>
      <text:p text:style-name="P4">2. No cambies nada del formato visual porque tardamos mucho en cuadrarlo.</text:p>
      <text:p text:style-name="P4">3. Nunca me mientas. Si no puedes hacer algo me debes informar y ser completamente honesto.</text:p>
      <text:p text:style-name="P4">4. Prefiero calidad sobre velocidad de trabajo. Que el código quede sin errores, desarrolla, prueba e itera por tu cuenta. Muéstrame el código ya pulido.</text:p>
      <text:p text:style-name="P1"/>
      <text:p text:style-name="P1">H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15:16:21.745486800</meta:creation-date>
    <dc:date>2025-11-21T16:12:38.848471600</dc:date>
    <meta:editing-duration>PT46M5S</meta:editing-duration>
    <meta:editing-cycles>1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12" meta:word-count="294" meta:character-count="1780" meta:non-whitespace-character-count="1497"/>
  </office:meta>
</office:document-meta>
</file>